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bc24" officeooo:paragraph-rsid="0014bc24"/>
    </style:style>
    <style:style style:name="P2" style:family="paragraph" style:parent-style-name="Standard">
      <style:text-properties officeooo:rsid="0014bc24" officeooo:paragraph-rsid="002ecf21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614f8" officeooo:paragraph-rsid="0014bc24"/>
    </style:style>
    <style:style style:name="P5" style:family="paragraph" style:parent-style-name="Standard">
      <style:text-properties officeooo:paragraph-rsid="002ecf21"/>
    </style:style>
    <style:style style:name="P6" style:family="paragraph" style:parent-style-name="Table_20_Contents">
      <style:text-properties officeooo:rsid="0014bc24" officeooo:paragraph-rsid="0014bc24"/>
    </style:style>
    <style:style style:name="P7" style:family="paragraph" style:parent-style-name="Table_20_Contents">
      <style:text-properties officeooo:rsid="0014bc24" officeooo:paragraph-rsid="002ecf21"/>
    </style:style>
    <style:style style:name="P8" style:family="paragraph" style:parent-style-name="Table_20_Contents">
      <style:text-properties officeooo:rsid="001614f8" officeooo:paragraph-rsid="002ecf21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1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c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c57" officeooo:paragraph-rsid="0017e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897" officeooo:paragraph-rsid="00187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897" officeooo:paragraph-rsid="001b5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574" officeooo:paragraph-rsid="0019c5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879" officeooo:paragraph-rsid="001c3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879" officeooo:paragraph-rsid="001d2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4c2" officeooo:paragraph-rsid="001d8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12e" officeooo:paragraph-rsid="001e2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1e3d" officeooo:paragraph-rsid="001f1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969" officeooo:paragraph-rsid="002109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ad2" officeooo:paragraph-rsid="00223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b697" officeooo:paragraph-rsid="0025b6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7445" officeooo:paragraph-rsid="002774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b8ce" officeooo:paragraph-rsid="0027b8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efd0" officeooo:paragraph-rsid="0027ef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b262" officeooo:paragraph-rsid="002bb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0358" officeooo:paragraph-rsid="002d03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1566" officeooo:paragraph-rsid="002e1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bc24"/>
    </style:style>
    <style:style style:name="T2" style:family="text">
      <style:text-properties officeooo:rsid="00183cd3"/>
    </style:style>
    <style:style style:name="T3" style:family="text">
      <style:text-properties officeooo:rsid="0019892f"/>
    </style:style>
    <style:style style:name="T4" style:family="text">
      <style:text-properties officeooo:rsid="001b5c77"/>
    </style:style>
    <style:style style:name="T5" style:family="text">
      <style:text-properties officeooo:rsid="001d29b1"/>
    </style:style>
    <style:style style:name="T6" style:family="text">
      <style:text-properties officeooo:rsid="0023c421"/>
    </style:style>
    <style:style style:name="T7" style:family="text">
      <style:text-properties officeooo:rsid="0025b697"/>
    </style:style>
    <style:style style:name="T8" style:family="text">
      <style:text-properties officeooo:rsid="00263d88"/>
    </style:style>
    <style:style style:name="T9" style:family="text">
      <style:text-properties officeooo:rsid="0027efd0"/>
    </style:style>
    <style:style style:name="T10" style:family="text">
      <style:text-properties officeooo:rsid="0029cd72"/>
    </style:style>
    <style:style style:name="T11" style:family="text">
      <style:text-properties officeooo:rsid="002ecf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 table:template-name="Default Style">
        <table:table-column table:style-name="Tableau2.A" table:number-columns-repeated="2"/>
        <table:table-row>
          <table:table-cell table:style-name="Tableau2.A1" office:value-type="string">
            <text:p text:style-name="P10">ABDELLI Younes</text:p>
          </table:table-cell>
          <table:table-cell table:style-name="Tableau2.B1" office:value-type="string">
            <text:p text:style-name="P29">Younes obtient de très bons résultats ce trimestre. Sa rigueur et sa participation sont remarquées. <text:span text:style-name="T11">Je l’encourage à poursuivre dans ce sens.</text:span></text:p>
          </table:table-cell>
        </table:table-row>
        <table:table-row>
          <table:table-cell table:style-name="Tableau2.A2" office:value-type="string">
            <text:p text:style-name="P11">CALOT Luna</text:p>
          </table:table-cell>
          <table:table-cell table:style-name="Tableau2.B2" office:value-type="string">
            <text:p text:style-name="P7">Luna a pour l’instant du mal avec les règles de vie de classe, ce qui l’empêche d’aborder sereinement ses apprentissages. Il faudra qu’elle veille à s’améliorer notamment sur ce point.</text:p>
          </table:table-cell>
        </table:table-row>
        <table:table-row>
          <table:table-cell table:style-name="Tableau2.A2" office:value-type="string">
            <text:p text:style-name="P11">CAMARA <text:span text:style-name="T1">Abderamane</text:span></text:p>
          </table:table-cell>
          <table:table-cell table:style-name="Tableau2.B2" office:value-type="string">
            <text:p text:style-name="P7">Abderamane a pu montrer qu’il sait travailler en mathématiques, mais malheureusement ce n’est pas assez régulier. Il a pour l’instant du mal avec les remarques qu’on peut lui faire. Il faudra qu’il veille à travailler sur ce point.</text:p>
          </table:table-cell>
        </table:table-row>
        <table:table-row>
          <table:table-cell table:style-name="Tableau2.A2" office:value-type="string">
            <text:p text:style-name="P11">CAMARA Rabiatou</text:p>
          </table:table-cell>
          <table:table-cell table:style-name="Tableau2.B2" office:value-type="string">
            <text:p text:style-name="P7">Excellent trimestre. <text:span text:style-name="T6">Rabiatou est une élève motrice de la classe. </text:span>J<text:span text:style-name="T6">e l’</text:span>encourage à poursuivre ses efforts en mathématiques.</text:p>
          </table:table-cell>
        </table:table-row>
        <table:table-row>
          <table:table-cell table:style-name="Tableau2.A2" office:value-type="string">
            <text:p text:style-name="P5">DIARRA Ibrahim</text:p>
            <text:p text:style-name="P8"/>
          </table:table-cell>
          <table:table-cell table:style-name="Tableau2.B2" office:value-type="string">
            <text:p text:style-name="P7">Ibrahim a pour l’instant du mal avec les règles de vie de classe, ce qui l’empêche d’aborder sereinement ses apprentissages. Il faudra qu’il veille à s’améliorer notamment sur ce point.</text:p>
          </table:table-cell>
        </table:table-row>
        <table:table-row>
          <table:table-cell table:style-name="Tableau2.A2" office:value-type="string">
            <text:p text:style-name="P3">DOVHOMELIA Mikailo</text:p>
          </table:table-cell>
          <table:table-cell table:style-name="Tableau2.B2" office:value-type="string">
            <text:p text:style-name="P12">Des résultats juste. Malgré ses difficultés, <text:span text:style-name="T9">Misha</text:span> se donne afin de progresser. Je l’encourage à poursuivre ses efforts <text:span text:style-name="T2">tout au long de l’année.</text:span></text:p>
          </table:table-cell>
        </table:table-row>
        <table:table-row>
          <table:table-cell table:style-name="Tableau2.A2" office:value-type="string">
            <text:p text:style-name="P3">ENNAIR Anas</text:p>
          </table:table-cell>
          <table:table-cell table:style-name="Tableau2.B2" office:value-type="string">
            <text:p text:style-name="P13">Anas obtient des résultats corrects ce trimestre. Ses efforts sont remarqués. Il <text:span text:style-name="T3">ne faut pas qu’il hésite à demander de l’aide quand il en a besoin.</text:span></text:p>
          </table:table-cell>
        </table:table-row>
        <table:table-row>
          <table:table-cell table:style-name="Tableau2.A2" office:value-type="string">
            <text:p text:style-name="P3">FOFANA Mohamed</text:p>
            <text:p text:style-name="P9"/>
          </table:table-cell>
          <table:table-cell table:style-name="Tableau2.B2" office:value-type="string">
            <text:p text:style-name="P15">Mohamed a très bien démarrer son trimestre. Cependant, ses efforts sont irréguliers. Il faudra qu’il s’applique dans sa régularité à l’effort tout au long de l’année.</text:p>
          </table:table-cell>
        </table:table-row>
        <table:table-row>
          <table:table-cell table:style-name="Tableau2.A2" office:value-type="string">
            <text:p text:style-name="P3">GHANEM Sylia</text:p>
          </table:table-cell>
          <table:table-cell table:style-name="Tableau2.B2" office:value-type="string">
            <text:p text:style-name="P14"><text:span text:style-name="T4">Sylia</text:span> obtient des résultats corrects ce trimestre. Ses efforts sont remarqués. Il <text:span text:style-name="T3">ne faut pas qu’</text:span><text:span text:style-name="T4">elle</text:span><text:span text:style-name="T3"> hésite à demander de l’aide quand </text:span><text:span text:style-name="T4">elle</text:span><text:span text:style-name="T3"> en a besoin.</text:span></text:p>
          </table:table-cell>
        </table:table-row>
        <table:table-row>
          <table:table-cell table:style-name="Tableau2.A2" office:value-type="string">
            <text:p text:style-name="P3">GUERREIRO BRANDAO Victoria</text:p>
          </table:table-cell>
          <table:table-cell table:style-name="Tableau2.B2" office:value-type="string">
            <text:p text:style-name="P16">Victoria travaille régulièrement et sa participation est appréciée. Attention cependant aux bavardages.</text:p>
          </table:table-cell>
        </table:table-row>
        <table:table-row>
          <table:table-cell table:style-name="Tableau2.A2" office:value-type="string">
            <text:p text:style-name="P3">HASHEMI Hasena</text:p>
          </table:table-cell>
          <table:table-cell table:style-name="Tableau2.B2" office:value-type="string">
            <text:p text:style-name="P16">Hasena obtient des résultats justes ce trimestre. Il ne faut pas qu’elle hésite à demander de l’aide lorsqu’elle en a besoin.</text:p>
          </table:table-cell>
        </table:table-row>
        <table:table-row>
          <table:table-cell table:style-name="Tableau2.A2" office:value-type="string">
            <text:p text:style-name="P3">KAFUKA Lindsay</text:p>
          </table:table-cell>
          <table:table-cell table:style-name="Tableau2.B2" office:value-type="string">
            <text:p text:style-name="P17"><text:span text:style-name="T5">Lindsay</text:span> obtient des résultats justes ce trimestre. Il ne faut pas qu’elle hésite à demander de l’aide lorsqu’elle en a besoin.</text:p>
          </table:table-cell>
        </table:table-row>
        <table:table-row>
          <table:table-cell table:style-name="Tableau2.A2" office:value-type="string">
            <text:p text:style-name="P3">KHERROUB Ines</text:p>
          </table:table-cell>
          <table:table-cell table:style-name="Tableau2.B2" office:value-type="string">
            <text:p text:style-name="P18">De nombreuses absences aux évaluations sont constatées. Ines a du mal à rester concentrée en classe. Il faudra qu’elle veille à travailler sur ce point.</text:p>
          </table:table-cell>
        </table:table-row>
        <text:soft-page-break/>
        <table:table-row>
          <table:table-cell table:style-name="Tableau2.A2" office:value-type="string">
            <text:p text:style-name="P3">KHMARNA Karyna</text:p>
          </table:table-cell>
          <table:table-cell table:style-name="Tableau2.B2" office:value-type="string">
            <text:p text:style-name="P19">Karyna fait très peu d’efforts et n’ose pas poser des questions, cela ajouté à ses difficultés ne donnent pas de bons résultats. Il faudra qu’elle veille à s’appliquer les prochains trimestre et qu’elle n’hésite pas à poser des questions.</text:p>
          </table:table-cell>
        </table:table-row>
        <table:table-row>
          <table:table-cell table:style-name="Tableau2.A2" office:value-type="string">
            <text:p text:style-name="P3">MACABRE Soukaïna</text:p>
          </table:table-cell>
          <table:table-cell table:style-name="Tableau2.B2" office:value-type="string">
            <text:p text:style-name="P20">Soukaïna obtient des résultats justes ce trimestre. Il ne faut pas qu’elle hésite dès qu’elle ne comprend pas à poser des questions.</text:p>
          </table:table-cell>
        </table:table-row>
        <table:table-row>
          <table:table-cell table:style-name="Tableau2.A2" office:value-type="string">
            <text:p text:style-name="P3">MAHDADI Hajer</text:p>
          </table:table-cell>
          <table:table-cell table:style-name="Tableau2.B2" office:value-type="string">
            <text:p text:style-name="P21">Hajer obtient des résultats très faibles ce trimestre. En mathématiques, elle ne se sert pas suffisament de l’aide qui lui est proposé. Il faudra qu’elle redouble d’efforts les prochains trimestre.</text:p>
          </table:table-cell>
        </table:table-row>
        <table:table-row>
          <table:table-cell table:style-name="Tableau2.A2" office:value-type="string">
            <text:p text:style-name="P3">MARIANE Adam</text:p>
          </table:table-cell>
          <table:table-cell table:style-name="Tableau2.B2" office:value-type="string">
            <text:p text:style-name="P21">Adam obtient de très bons résultats ce trimestre. Il ne faut pas qu’il hésite à plus participer afin de faire partager à la classe son travail.</text:p>
          </table:table-cell>
        </table:table-row>
        <table:table-row>
          <table:table-cell table:style-name="Tableau2.A2" office:value-type="string">
            <text:p text:style-name="P3">MASUA Chloé</text:p>
          </table:table-cell>
          <table:table-cell table:style-name="Tableau2.B2" office:value-type="string">
            <text:p text:style-name="P22">Chloé <text:span text:style-name="T6">obtient de bons résultats ce trimestre. C’est </text:span><text:span text:style-name="T7">une élève motrice de la classe. Je l’encourage à poursuivre ses efforts en mathématiques.</text:span></text:p>
          </table:table-cell>
        </table:table-row>
        <table:table-row>
          <table:table-cell table:style-name="Tableau2.A2" office:value-type="string">
            <text:p text:style-name="P3">MULUMBA Jonathan</text:p>
          </table:table-cell>
          <table:table-cell table:style-name="Tableau2.B2" office:value-type="string">
            <text:p text:style-name="P23">Jonathan obtient des résultats justes ce trimestre. <text:s/>Il faut <text:span text:style-name="T8">qu’il s’investisse plus dans ses apprentissages afin d’espérer obtenir de meilleurs résultats.</text:span></text:p>
          </table:table-cell>
        </table:table-row>
        <table:table-row>
          <table:table-cell table:style-name="Tableau2.A2" office:value-type="string">
            <text:p text:style-name="P3">PETIT HOMME Beverly</text:p>
          </table:table-cell>
          <table:table-cell table:style-name="Tableau2.B2" office:value-type="string">
            <text:p text:style-name="P24">Beverly obtient de faibles résultats ce trimestre. Il ne faut pas qu’elle hésite à poser des questions afin de palier à ses difficultés. Je l’encourage à faire plus d’efforts pour la suite.</text:p>
          </table:table-cell>
        </table:table-row>
        <table:table-row>
          <table:table-cell table:style-name="Tableau2.A2" office:value-type="string">
            <text:p text:style-name="P3">RAPISARDA Enzo</text:p>
            <text:p text:style-name="P9"/>
          </table:table-cell>
          <table:table-cell table:style-name="Tableau2.B2" office:value-type="string">
            <text:p text:style-name="P25">Enzo obtient des résultats corrects ce trimestre. Ses efforts sont remarqués, il faudra persévérer afin d’en obtenir des meilleurs.</text:p>
          </table:table-cell>
        </table:table-row>
        <table:table-row>
          <table:table-cell table:style-name="Tableau2.A2" office:value-type="string">
            <text:p text:style-name="P3">SIDIBE Mohamed Sadio</text:p>
          </table:table-cell>
          <table:table-cell table:style-name="Tableau2.B2" office:value-type="string">
            <text:p text:style-name="P26">Mohamed <text:span text:style-name="T10">obtient des résultats plutôt faibles ce trimestre. Il faudra qu’il s’investisse d’avantage et avec sérieux afin de pallier à ses difficultés.</text:span></text:p>
          </table:table-cell>
        </table:table-row>
        <table:table-row>
          <table:table-cell table:style-name="Tableau2.A2" office:value-type="string">
            <text:p text:style-name="P3">STOICA Dan</text:p>
          </table:table-cell>
          <table:table-cell table:style-name="Tableau2.B2" office:value-type="string">
            <text:p text:style-name="P27">Dan obtient des résultats corrects ce trimestre. Son sérieux est remarqué. Je l’encourage à poursuivre ses efforts.</text:p>
          </table:table-cell>
        </table:table-row>
        <table:table-row>
          <table:table-cell table:style-name="Tableau2.A2" office:value-type="string">
            <text:p text:style-name="P3">SYLVESTRE Laura</text:p>
          </table:table-cell>
          <table:table-cell table:style-name="Tableau2.B2" office:value-type="string">
            <text:p text:style-name="P28">Laura obtient une moyenne plus que correcte ce trimestre. Ses efforts sont remarqués. Je l’encourage pour la suite, il faut continuer ains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08:22:05.149000000</meta:creation-date>
    <dc:date>2024-12-02T11:28:45.909000000</dc:date>
    <meta:editing-duration>PT3H6M29S</meta:editing-duration>
    <meta:editing-cycles>28</meta:editing-cycles>
    <meta:generator>LibreOffice/7.4.3.2$Windows_X86_64 LibreOffice_project/1048a8393ae2eeec98dff31b5c133c5f1d08b890</meta:generator>
    <meta:document-statistic meta:table-count="1" meta:image-count="0" meta:object-count="0" meta:page-count="2" meta:paragraph-count="48" meta:word-count="641" meta:character-count="4063" meta:non-whitespace-character-count="3469"/>
  </office:meta>
</office:document-meta>
</file>